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officeooo:rsid="0011385d" officeooo:paragraph-rsid="0011385d" style:font-size-asian="14pt" style:font-size-complex="14pt"/>
    </style:style>
    <style:style style:name="T1" style:family="text">
      <style:text-properties officeooo:rsid="00128dfd"/>
    </style:style>
    <style:style style:name="T2" style:family="text">
      <style:text-properties officeooo:rsid="00135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onozco si se requiere la elaboración de algún documento o memoria para esta práctica; no me <text:span text:style-name="T1">ha </text:span>queda<text:span text:style-name="T1">do</text:span> demasiado claro en base al enunciado <text:span text:style-name="T1">presentado. </text:span><text:span text:style-name="T2">En tal caso, agradecería que se me notificara y poder añadir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2:38:16.848511976</meta:creation-date>
    <dc:date>2024-10-29T12:43:55.143995268</dc:date>
    <meta:editing-duration>PT5M1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6" meta:character-count="219" meta:non-whitespace-character-count="184"/>
  </office:meta>
</office:document-meta>
</file>